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b98d1" officeooo:paragraph-rsid="000b98d1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da32a" officeooo:paragraph-rsid="000da32a"/>
    </style:style>
    <style:style style:name="P3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b98d1" officeooo:paragraph-rsid="000b98d1"/>
    </style:style>
    <style:style style:name="P4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0da32a" officeooo:paragraph-rsid="000da32a"/>
    </style:style>
    <style:style style:name="P5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0febca" officeooo:paragraph-rsid="000febca"/>
    </style:style>
    <style:style style:name="T1" style:family="text">
      <style:text-properties officeooo:rsid="000bb80c"/>
    </style:style>
    <style:style style:name="T2" style:family="text">
      <style:text-properties officeooo:rsid="000fe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fe in prison wasn't easy. <text:span text:style-name="T1">Larry didn't want any part of it. But he had to do the time for which he had committed a certain questionable crime. Naturally what crime isn't questionable.</text:span></text:p>
      <text:p text:style-name="P1"/>
      <text:p text:style-name="P2">He had been surprised at how quickly the police caught up with him. They were on the scene in seconds. Literally seconds.</text:p>
      <text:p text:style-name="P2"/>
      <text:p text:style-name="P4">Larry figured the shop owner must have had the police on hot standby or something. They never showed up that quickly to anything, unless it was a doughnut shop. <text:span text:style-name="T2">He chuckled at the thought. Police and donuts were like peanut butter and jelly.</text:span></text:p>
      <text:p text:style-name="P4"/>
      <text:p text:style-name="P5">The crime in question was theft, theft of something Larry didn’t know what. He didn’t ask questions when it came down to it. Larry had a job to do and he attempted to do that job, only he fail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2T16:39:00</meta:creation-date>
    <meta:initial-creator>kyle</meta:initial-creator>
    <dc:language>en-US</dc:language>
    <dc:date>2026-04-05T12:42:14.752785360</dc:date>
    <meta:editing-cycles>9</meta:editing-cycles>
    <meta:editing-duration>PT5M55S</meta:editing-duration>
    <meta:generator>LibreOffice/24.2.7.2$Linux_X86_64 LibreOffice_project/420$Build-2</meta:generator>
    <meta:document-statistic meta:table-count="0" meta:image-count="0" meta:object-count="0" meta:page-count="1" meta:paragraph-count="4" meta:word-count="137" meta:character-count="742" meta:non-whitespace-character-count="609"/>
    <meta:template xlink:type="simple" xlink:actuate="onRequest" xlink:title="Normal.dotm" xlink:href=""/>
  </office:meta>
</office:document-meta>
</file>